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imbus Sans" fo:language="uk" fo:country="UA"/>
    </style:style>
    <style:style style:name="P2" style:family="paragraph" style:parent-style-name="Standard">
      <style:paragraph-properties fo:margin-top="0.0398in" fo:margin-bottom="0.0398in" style:contextual-spacing="false"/>
      <style:text-properties style:font-name="Nimbus Sans" fo:language="uk" fo:country="UA" officeooo:paragraph-rsid="000c632e"/>
    </style:style>
    <style:style style:name="P3" style:family="paragraph" style:parent-style-name="Standard" style:list-style-name="L2">
      <style:paragraph-properties fo:margin-top="0.0398in" fo:margin-bottom="0.0398in" style:contextual-spacing="false"/>
      <style:text-properties style:font-name="Nimbus Sans" fo:language="uk" fo:country="UA"/>
    </style:style>
    <style:style style:name="P4" style:family="paragraph" style:parent-style-name="Standard" style:list-style-name="L3">
      <style:text-properties style:font-name="Nimbus Sans" fo:language="uk" fo:country="UA" officeooo:paragraph-rsid="000995e3"/>
    </style:style>
    <style:style style:name="P5" style:family="paragraph" style:parent-style-name="Standard" style:list-style-name="L3">
      <style:paragraph-properties fo:margin-top="0.0398in" fo:margin-bottom="0.0398in" style:contextual-spacing="false"/>
      <style:text-properties style:font-name="Nimbus Sans" fo:language="uk" fo:country="UA" officeooo:paragraph-rsid="000db828"/>
    </style:style>
    <style:style style:name="P6" style:family="paragraph" style:parent-style-name="Standard" style:list-style-name="L4">
      <style:text-properties style:font-name="Nimbus Sans" fo:language="uk" fo:country="UA" officeooo:paragraph-rsid="000c632e"/>
    </style:style>
    <style:style style:name="P7" style:family="paragraph" style:parent-style-name="Standard" style:list-style-name="L4">
      <style:paragraph-properties fo:margin-top="0.0398in" fo:margin-bottom="0.0398in" style:contextual-spacing="false"/>
      <style:text-properties style:font-name="Nimbus Sans" fo:language="uk" fo:country="UA" officeooo:paragraph-rsid="000df597"/>
    </style:style>
    <style:style style:name="P8" style:family="paragraph" style:parent-style-name="Standard" style:list-style-name="L5">
      <style:paragraph-properties fo:margin-top="0.0398in" fo:margin-bottom="0.0398in" style:contextual-spacing="false"/>
      <style:text-properties style:font-name="Nimbus Sans" fo:language="uk" fo:country="UA" officeooo:paragraph-rsid="000c632e"/>
    </style:style>
    <style:style style:name="P9" style:family="paragraph" style:parent-style-name="Standard" style:list-style-name="L6">
      <style:paragraph-properties fo:margin-top="0.0398in" fo:margin-bottom="0.0398in" style:contextual-spacing="false"/>
      <style:text-properties style:font-name="Nimbus Sans" fo:language="uk" fo:country="UA" officeooo:paragraph-rsid="000c632e"/>
    </style:style>
    <style:style style:name="P10" style:family="paragraph" style:parent-style-name="Standard" style:list-style-name="L7">
      <style:paragraph-properties fo:margin-top="0.0398in" fo:margin-bottom="0.0398in" style:contextual-spacing="false"/>
      <style:text-properties style:font-name="Nimbus Sans" fo:language="uk" fo:country="UA"/>
    </style:style>
    <style:style style:name="P11" style:family="paragraph" style:parent-style-name="Standard" style:list-style-name="L8">
      <style:paragraph-properties fo:margin-top="0.0398in" fo:margin-bottom="0.0398in" style:contextual-spacing="false"/>
      <style:text-properties style:font-name="Nimbus Sans" fo:language="uk" fo:country="UA" officeooo:paragraph-rsid="000c632e"/>
    </style:style>
    <style:style style:name="P12" style:family="paragraph" style:parent-style-name="Standard">
      <style:paragraph-properties fo:margin-top="0.0398in" fo:margin-bottom="0.0398in" style:contextual-spacing="false"/>
      <style:text-properties style:font-name="Nimbus Sans" fo:language="uk" fo:country="UA" officeooo:paragraph-rsid="000db828"/>
    </style:style>
    <style:style style:name="P13" style:family="paragraph" style:parent-style-name="Standard">
      <style:paragraph-properties fo:margin-top="0.0398in" fo:margin-bottom="0.0398in" style:contextual-spacing="false"/>
      <style:text-properties style:font-name="Nimbus Sans" fo:language="uk" fo:country="UA" officeooo:paragraph-rsid="000df597"/>
    </style:style>
    <style:style style:name="P14" style:family="paragraph" style:parent-style-name="Standard" style:list-style-name="L9">
      <style:paragraph-properties fo:margin-top="0.0398in" fo:margin-bottom="0.0398in" style:contextual-spacing="false"/>
      <style:text-properties style:font-name="Nimbus Sans" fo:language="uk" fo:country="UA" officeooo:paragraph-rsid="000df597"/>
    </style:style>
    <style:style style:name="P15" style:family="paragraph" style:parent-style-name="Standard">
      <style:paragraph-properties fo:margin-top="0.0398in" fo:margin-bottom="0.0398in" style:contextual-spacing="false"/>
      <style:text-properties style:font-name="Nimbus Sans" fo:language="uk" fo:country="UA"/>
    </style:style>
    <style:style style:name="P16" style:family="paragraph" style:parent-style-name="Standard" style:list-style-name="L6">
      <style:paragraph-properties fo:margin-top="0.0398in" fo:margin-bottom="0.0398in" style:contextual-spacing="false"/>
      <style:text-properties style:font-name="Nimbus Sans" fo:language="uk" fo:country="UA" fo:font-weight="bold" officeooo:paragraph-rsid="000c632e" style:font-weight-asian="bold" style:font-weight-complex="bold"/>
    </style:style>
    <style:style style:name="P17" style:family="paragraph" style:parent-style-name="Standard" style:list-style-name="L8">
      <style:paragraph-properties fo:margin-top="0.0398in" fo:margin-bottom="0.0398in" style:contextual-spacing="false"/>
      <style:text-properties style:font-name="Nimbus Sans" fo:language="uk" fo:country="UA" fo:font-weight="bold" officeooo:paragraph-rsid="000c632e" style:font-weight-asian="bold" style:font-weight-complex="bold"/>
    </style:style>
    <style:style style:name="P18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Nimbus Sans" fo:font-size="16pt" fo:language="uk" fo:country="UA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398in" fo:margin-bottom="0.0398in" style:contextual-spacing="false"/>
      <style:text-properties style:font-name="Nimbus Sans" fo:font-size="14pt" fo:language="uk" fo:country="UA" fo:font-weight="bold" officeooo:paragraph-rsid="000db82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0398in" fo:margin-bottom="0.0398in" style:contextual-spacing="false"/>
      <style:text-properties style:font-name="Nimbus Sans" fo:font-size="14pt" fo:language="uk" fo:country="UA" fo:font-weight="bold" officeooo:paragraph-rsid="000df59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0398in" fo:margin-bottom="0.0398in" style:contextual-spacing="false"/>
      <style:text-properties style:font-name="Nimbus Sans" fo:font-size="14pt" fo:language="uk" fo:country="UA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0398in" fo:margin-bottom="0.0398in" style:contextual-spacing="false"/>
      <style:text-properties style:font-name="Nimbus Sans" fo:font-size="14pt" fo:language="uk" fo:country="UA" fo:font-weight="bold" officeooo:paragraph-rsid="000c632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Нефункціональні вимоги</text:p>
      <text:p text:style-name="P15"/>
      <text:p text:style-name="P19">Підтримка операційних систем</text:p>
      <text:list text:style-name="L3">
        <text:list-item>
          <text:p text:style-name="P5"><text:span text:style-name="T1">Windows:</text:span> Версії 10, 11.</text:p>
        </text:list-item>
        <text:list-item>
          <text:p text:style-name="P5"><text:span text:style-name="T1">Linux:</text:span> Основні дистрибутиви (Ubuntu, Fedora, Debian).</text:p>
        </text:list-item>
      </text:list>
      <text:p text:style-name="P12"/>
      <text:p text:style-name="P19">Технології та середовище виконання</text:p>
      <text:list text:style-name="L9">
        <text:list-item>
          <text:p text:style-name="P14"><text:span text:style-name="T1">.NET Core або .NET 6+:</text:span> Використання новітніх версій .NET гарантує максимальну продуктивність завдяки поліпшеній багатопоточності, кросплатформеності та покращеній взаємодії з апаратним забезпеченням.</text:p>
        </text:list-item>
        <text:list-item>
          <text:p text:style-name="P14"><text:span text:style-name="T1">ASP.NET Core:</text:span> Якщо є потреба у серверній стороні для мультиплеєрних ігор, ASP.NET Core забезпечить високопродуктивний веб-сервер з асинхронною обробкою запитів та хорошою масштабованістю.</text:p>
        </text:list-item>
        <text:list-item>
          <text:p text:style-name="P14"><text:span text:style-name="T1">EF Core (Entity Framework Core):</text:span> Для роботи з базами даних, цей ORM дозволяє ефективно працювати з реляційними базами даних, підтримуючи високі навантаження та забезпечуючи швидкий доступ до даних.</text:p>
        </text:list-item>
        <text:list-item>
          <text:p text:style-name="P14">SignalR: Для забезпечення реального часу комунікації між клієнтами (гравцями) і сервером під час ігрової сесії. SignalR дозволить легко реалізувати двосторонній зв’язок, такий як чат, оновлення статусу гри в режимі реального часу.</text:p>
        </text:list-item>
      </text:list>
      <text:p text:style-name="P13"/>
      <text:p text:style-name="P20">Безпека</text:p>
      <text:list text:style-name="L4">
        <text:list-item>
          <text:p text:style-name="P7"><text:span text:style-name="T1">OAuth або JWT:</text:span> Для забезпечення безпеки під час автентифікації та авторизації використання протоколів OAuth2 або JSON Web Tokens (JWT) є обов’язковим.</text:p>
        </text:list-item>
        <text:list-item>
          <text:p text:style-name="P7"><text:span text:style-name="T1">TLS/SSL:</text:span> Шифрування всього трафіку між сервером та клієнтами через TLS/SSL для захисту даних користувачів та конфіденційної інформації.</text:p>
        </text:list-item>
      </text:list>
      <text:p text:style-name="P15"/>
      <text:p text:style-name="P21">Аутентифікація</text:p>
      <text:list text:style-name="L7">
        <text:list-item>
          <text:p text:style-name="P10"><text:span text:style-name="T1">Традиційна форма:</text:span> Форма з полями для введення імені користувача та пароля. Якщо користувач новий, йому пропонується натиснути на "Зареєструватися", де він заповнить форму реєстрації з базовою інформацією (email, пароль, підтвердження пароля тощо).</text:p>
        </text:list-item>
        <text:list-item>
          <text:p text:style-name="P10"><text:span text:style-name="T1">Технології:</text:span> C++, C#, Java... для відображення форми та обробки введених даних. Для backend можна використовувати REST API або GraphQL.</text:p>
        </text:list-item>
      </text:list>
      <text:p text:style-name="P15"/>
      <text:p text:style-name="P21">Клієнтська частина:</text:p>
      <text:list text:style-name="L6">
        <text:list-item>
          <text:p text:style-name="P16">Windows Presentation Foundation (WPF).</text:p>
        </text:list-item>
        <text:list-item>
          <text:p text:style-name="P9"><text:soft-page-break/><text:span text:style-name="T1">Асинхронна обробка:</text:span> Для зменшення затримок у користувацькому інтерфейсі слід використовувати асинхронні виклики API або баз даних.</text:p>
        </text:list-item>
      </text:list>
      <text:p text:style-name="P2"/>
      <text:p text:style-name="P22">Серверна частина</text:p>
      <text:list text:style-name="L5">
        <text:list-item>
          <text:p text:style-name="P8"><text:span text:style-name="T1">Kestrel:</text:span> Вбудований веб-сервер у .NET Core для забезпечення швидкої обробки запитів. Для більшої надійності можна комбінувати Kestrel з проксі-сервером, таким як Nginx чи Apache.</text:p>
        </text:list-item>
        <text:list-item>
          <text:p text:style-name="P8"><text:span text:style-name="T1">Thread Pooling:</text:span> Використовувати можливості .NET для асинхронної обробки потоків і налаштування оптимального використання потоків під навантаженням.</text:p>
        </text:list-item>
        <text:list-item>
          <text:p text:style-name="P8"><text:span text:style-name="T1">Caching:</text:span> Використовувати вбудовані механізми кешування (наприклад, MemoryCache) для зменшення кількості запитів до бази даних і швидшої обробки повторних запитів.</text:p>
        </text:list-item>
      </text:list>
      <text:p text:style-name="P2"/>
      <text:p text:style-name="P22">База даних</text:p>
      <text:list text:style-name="L8">
        <text:list-item>
          <text:p text:style-name="P17">SQL Server або PostgreSQL.</text:p>
        </text:list-item>
        <text:list-item>
          <text:p text:style-name="P11"><text:span text:style-name="T1">Індексація таблиць:</text:span> Індексації критично важливих полів у таблицях бази даних дозволяє підвищити швидкість вибірки даних.</text:p>
        </text:list-item>
      </text:list>
      <text:p text:style-name="P2"/>
      <text:p text:style-name="P21">Апаратне забезпечення:</text:p>
      <text:list text:style-name="L2">
        <text:list-item>
          <text:p text:style-name="P3"><text:span text:style-name="T1">Процесор:</text:span> Intel i3 або еквівалентний AMD є достатньо продуктивними для карткової гри з помірною кількістю дій та обробки даних.</text:p>
        </text:list-item>
        <text:list-item>
          <text:p text:style-name="P3"><text:span text:style-name="T1">Оперативна пам'ять:</text:span> 4 ГБ RAM мінімально необхідні для безперебійної роботи, з урахуванням одночасного виконання інших програм (браузери, месенджери тощо).</text:p>
        </text:list-item>
        <text:list-item>
          <text:p text:style-name="P3"><text:span text:style-name="T1">Графічна карта:</text:span> Оскільки гра не є ресурсомісткою в плані графіки, достатньо вбудованої або дискретної карти з підтримкою OpenGL 3.2 або новіших версій.</text:p>
        </text:list-item>
        <text:list-item>
          <text:p text:style-name="P3"><text:span text:style-name="T1">Місце на диску:</text:span> 500 МБ – оптимальний мінімум для встановлення ігрових файлів.</text:p>
        </text:list-item>
        <text:list-item>
          <text:p text:style-name="P3"><text:span text:style-name="T1">Дозвіл екрану:</text:span> Мінімум 1280x720 пікселів для коректного відображення ігрового інтерфейсу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2:31:43.664452539</meta:creation-date>
    <dc:date>2024-09-28T10:51:33.350668882</dc:date>
    <meta:editing-duration>PT1H26M4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2" meta:paragraph-count="31" meta:word-count="423" meta:character-count="3148" meta:non-whitespace-character-count="2777"/>
  </office:meta>
</office:document-meta>
</file>